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626in" fo:min-width="2.357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278in" fo:min-width="4.7618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3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209in" fo:min-width="3.016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4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4228in" fo:min-width="5.6047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5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5083in" fo:min-width="4.9909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4" draw:style-name="gr5" draw:text-style-name="P2" svg:width="5.1878in" svg:height="2.6106in" svg:x="0.8173in" svg:y="-0.5165in"><text:p text:style-name="P1"><text:span text:style-name="T1">physical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3" draw:style-name="gr4" draw:text-style-name="P2" svg:width="5.8016in" svg:height="2.5252in" svg:x="4.7673in" svg:y="1.6091in"><text:p text:style-name="P1"><text:span text:style-name="T1">distancing,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3" draw:text-style-name="P2" svg:width="3.2134in" svg:height="1.8232in" svg:x="0.9736in" svg:y="3.9528in"><text:p text:style-name="P1"><text:span text:style-name="T1">social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" draw:style-name="gr2" draw:text-style-name="P2" svg:width="4.9587in" svg:height="2.3803in" svg:x="5.078in" svg:y="4.4736in"><text:p text:style-name="P1"><text:span text:style-name="T1">bonding.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2" svg:width="2.5543in" svg:height="1.865in" svg:x="7.711in" svg:y="-0.4965in"><text:p text:style-name="P1"><text:span text:style-name="T1">and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0102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58:20.333739314</meta:creation-date>
    <dc:date>2020-04-22T14:23:50.029072395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